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2pt" fo:font-weight="bold" officeooo:rsid="0021f6b2" officeooo:paragraph-rsid="00055f53" style:font-weight-asian="bold" style:font-weight-complex="bold"/>
    </style:style>
    <style:style style:name="P2" style:family="paragraph" style:parent-style-name="Standard" style:list-style-name="L1">
      <style:text-properties fo:font-weight="normal" officeooo:rsid="0022daf2" officeooo:paragraph-rsid="0022daf2" style:font-weight-asian="normal" style:font-weight-complex="normal"/>
    </style:style>
    <style:style style:name="P3" style:family="paragraph" style:parent-style-name="Standard" style:list-style-name="L1">
      <style:text-properties officeooo:rsid="00057a28" officeooo:paragraph-rsid="00055f53"/>
    </style:style>
    <style:style style:name="P4" style:family="paragraph" style:parent-style-name="Standard" style:list-style-name="L1">
      <style:text-properties officeooo:rsid="00065aed" officeooo:paragraph-rsid="00055f53"/>
    </style:style>
    <style:style style:name="P5" style:family="paragraph" style:parent-style-name="Standard" style:list-style-name="L1">
      <style:text-properties fo:font-weight="bold" officeooo:rsid="00220699" officeooo:paragraph-rsid="00055f53" style:font-weight-asian="bold" style:font-weight-complex="bold"/>
    </style:style>
    <style:style style:name="P6" style:family="paragraph" style:parent-style-name="Standard" style:list-style-name="L3">
      <style:text-properties fo:font-weight="bold" officeooo:rsid="001de939" officeooo:paragraph-rsid="001de939" style:font-weight-asian="bold" style:font-weight-complex="bold"/>
    </style:style>
    <style:style style:name="P7" style:family="paragraph" style:parent-style-name="Standard" style:list-style-name="L3">
      <style:text-properties fo:font-weight="bold" officeooo:rsid="001e285f" officeooo:paragraph-rsid="001e285f" style:font-weight-asian="bold" style:font-weight-complex="bold"/>
    </style:style>
    <style:style style:name="P8" style:family="paragraph" style:parent-style-name="Standard">
      <style:text-properties officeooo:rsid="00055f53" officeooo:paragraph-rsid="00055f53"/>
    </style:style>
    <style:style style:name="P9" style:family="paragraph" style:parent-style-name="Standard">
      <style:text-properties officeooo:rsid="00153f28" officeooo:paragraph-rsid="00073130"/>
    </style:style>
    <style:style style:name="P10" style:family="paragraph" style:parent-style-name="Standard" style:list-style-name="L1">
      <style:text-properties officeooo:rsid="00194ddf" officeooo:paragraph-rsid="00194ddf"/>
    </style:style>
    <style:style style:name="P11" style:family="paragraph" style:parent-style-name="Standard">
      <style:text-properties fo:font-size="16pt" fo:font-weight="bold" officeooo:rsid="00055f53" officeooo:paragraph-rsid="00055f53" style:font-weight-asian="bold" style:font-weight-complex="bold"/>
    </style:style>
    <style:style style:name="P12" style:family="paragraph" style:parent-style-name="Standard">
      <style:text-properties fo:font-size="14pt" fo:font-weight="bold" officeooo:rsid="00055f53" officeooo:paragraph-rsid="00055f53" style:font-weight-asian="bold" style:font-weight-complex="bold"/>
    </style:style>
    <style:style style:name="P13" style:family="paragraph" style:parent-style-name="Standard">
      <style:text-properties fo:font-size="14pt" fo:font-weight="bold" officeooo:rsid="0021f6b2" officeooo:paragraph-rsid="0021f6b2" style:font-weight-asian="bold" style:font-weight-complex="bold"/>
    </style:style>
    <style:style style:name="P14" style:family="paragraph" style:parent-style-name="Standard" style:list-style-name="L3">
      <style:text-properties officeooo:rsid="001e285f" officeooo:paragraph-rsid="001e285f"/>
    </style:style>
    <style:style style:name="P15" style:family="paragraph" style:parent-style-name="Standard" style:list-style-name="L3">
      <style:text-properties officeooo:rsid="001ffda8" officeooo:paragraph-rsid="001ffda8"/>
    </style:style>
    <style:style style:name="P16" style:family="paragraph" style:parent-style-name="Standard" style:list-style-name="L3">
      <style:text-properties officeooo:rsid="00211abf" officeooo:paragraph-rsid="00211abf"/>
    </style:style>
    <style:style style:name="P17" style:family="paragraph" style:parent-style-name="Standard">
      <style:text-properties officeooo:rsid="00211abf" officeooo:paragraph-rsid="00211abf"/>
    </style:style>
    <style:style style:name="P18" style:family="paragraph" style:parent-style-name="Standard" style:list-style-name="L3">
      <style:text-properties officeooo:rsid="0021f6b2" officeooo:paragraph-rsid="0021f6b2"/>
    </style:style>
    <style:style style:name="P19" style:family="paragraph" style:parent-style-name="Standard">
      <style:text-properties officeooo:rsid="00220699" officeooo:paragraph-rsid="00220699"/>
    </style:style>
    <style:style style:name="P20" style:family="paragraph" style:parent-style-name="Standard" style:list-style-name="L6">
      <style:text-properties officeooo:rsid="00220699" officeooo:paragraph-rsid="00220699"/>
    </style:style>
    <style:style style:name="P21" style:family="paragraph" style:parent-style-name="Standard" style:list-style-name="L1">
      <style:text-properties officeooo:rsid="0022daf2" officeooo:paragraph-rsid="0022daf2"/>
    </style:style>
    <style:style style:name="T1" style:family="text">
      <style:text-properties officeooo:rsid="001de939"/>
    </style:style>
    <style:style style:name="T2" style:family="text">
      <style:text-properties officeooo:rsid="001e285f"/>
    </style:style>
    <style:style style:name="T3" style:family="text">
      <style:text-properties officeooo:rsid="001ffda8"/>
    </style:style>
    <style:style style:name="T4" style:family="text">
      <style:text-properties officeooo:rsid="0021f6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Mitos y <text:span text:style-name="T1">Héroes</text:span> </text:p>
      <text:p text:style-name="P12"/>
      <text:p text:style-name="P12">Intro<text:span text:style-name="T4">ducción</text:span></text:p>
      <text:list xml:id="list2587430976" text:style-name="L1">
        <text:list-item>
          <text:p text:style-name="P1">Definición</text:p>
          <text:list>
            <text:list-item>
              <text:p text:style-name="P2">Mitos</text:p>
              <text:list>
                <text:list-item>
                  <text:p text:style-name="P21">Una cosa real, deformado de una manera positiva, ideal, utópica </text:p>
                </text:list-item>
                <text:list-item>
                  <text:p text:style-name="P21">Puede ser completamente imaginado </text:p>
                </text:list-item>
              </text:list>
            </text:list-item>
            <text:list-item>
              <text:p text:style-name="P2">Héroes</text:p>
              <text:list>
                <text:list-item>
                  <text:p text:style-name="P21">Una personaje real o imaginado, quien ha marcado la historia </text:p>
                </text:list-item>
                <text:list-item>
                  <text:p text:style-name="P21">Realizan hazañas (exploits) </text:p>
                </text:list-item>
                <text:list-item>
                  <text:p text:style-name="P21">Son protagonistas de su historia </text:p>
                </text:list-item>
              </text:list>
            </text:list-item>
          </text:list>
        </text:list-item>
        <text:list-item>
          <text:p text:style-name="P5">Problemática</text:p>
          <text:list>
            <text:list-item>
              <text:p text:style-name="P10">¿En que los <text:span text:style-name="T2">emigrantes</text:span> de los EEUU son h<text:span text:style-name="T2">é</text:span>roes <text:span text:style-name="T2">frente</text:span> <text:span text:style-name="T2">a</text:span>l mito del sueño americano?</text:p>
            </text:list-item>
          </text:list>
        </text:list-item>
      </text:list>
      <text:p text:style-name="P8"/>
      <text:p text:style-name="P9"/>
      <text:list xml:id="list4293599260" text:style-name="L3">
        <text:list-item>
          <text:p text:style-name="P6">Héroes <text:span text:style-name="T2">enfrentándose al mito del sueño americano </text:span></text:p>
          <text:list>
            <text:list-item>
              <text:p text:style-name="P18">Doc 1 p. 68 </text:p>
              <text:list>
                <text:list-item>
                  <text:p text:style-name="P18">Mucha gente emigrando hacia EEUU </text:p>
                </text:list-item>
                <text:list-item>
                  <text:p text:style-name="P18">Son en el techo de un tren </text:p>
                  <text:p text:style-name="P18">Parecen tristes </text:p>
                  <text:list>
                    <text:list-item>
                      <text:p text:style-name="P18">Podemos imaginar que están emigrando por necesidad </text:p>
                    </text:list-item>
                  </text:list>
                </text:list-item>
                <text:list-item>
                  <text:p text:style-name="P18">El bosque verde </text:p>
                  <text:list>
                    <text:list-item>
                      <text:p text:style-name="P18">Tal vez emigran para tener una vida mejor</text:p>
                      <text:list>
                        <text:list-header>
                          <text:p text:style-name="P18">→ El sueño americano 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18">Doc A p. 70</text:p>
              <text:list>
                <text:list-item>
                  <text:p text:style-name="P18">En Montevideo, son pobres. En Buenos Aires, son ricos. </text:p>
                </text:list-item>
                <text:list-item>
                  <text:p text:style-name="P18">Emigran de Montevideo a Buenos Aires para ganar dinero </text:p>
                  <text:list>
                    <text:list-item>
                      <text:list>
                        <text:list-header>
                          <text:p text:style-name="P18">→ Son héroes</text:p>
                        </text:list-header>
                      </text:list>
                    </text:list-item>
                  </text:list>
                </text:list-item>
                <text:list-item>
                  <text:p text:style-name="P18">Esta migración está motivado para el sueño americano </text:p>
                  <text:list>
                    <text:list-item>
                      <text:p text:style-name="P18">Pero aquí, no tienen de qué comer </text:p>
                      <text:list>
                        <text:list-header>
                          <text:p text:style-name="P18">→ El sueño americano es un mito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Héroes defendiendo el sueño americano </text:p>
          <text:list>
            <text:list-item>
              <text:p text:style-name="P14">Doc 2 p. 69 </text:p>
              <text:list>
                <text:list-item>
                  <text:p text:style-name="P14">Mucha gente manifestando </text:p>
                </text:list-item>
                <text:list-item>
                  <text:p text:style-name="P14">Son latinoamericanos </text:p>
                </text:list-item>
                <text:list-item>
                  <text:p text:style-name="P14">Hay la estatua de la libertad en una de sus carteles </text:p>
                  <text:list>
                    <text:list-item>
                      <text:p text:style-name="P14">Están manifestando <text:span text:style-name="T3">para su libertad </text:span></text:p>
                    </text:list-item>
                    <text:list-item>
                      <text:p text:style-name="P15">Los EEUU son un país de libertad </text:p>
                      <text:list>
                        <text:list-header>
                          <text:p text:style-name="P15">→ mito </text:p>
                        </text:list-header>
                      </text:list>
                    </text:list-item>
                  </text:list>
                </text:list-item>
                <text:list-item>
                  <text:p text:style-name="P16">Pero están manifestando para que la libertad en los EEUU no sea un mito </text:p>
                </text:list-item>
              </text:list>
            </text:list-item>
          </text:list>
        </text:list-item>
      </text:list>
      <text:p text:style-name="P17"/>
      <text:p text:style-name="P17"/>
      <text:p text:style-name="P13">Conclusión</text:p>
      <text:list xml:id="list2497761118" text:style-name="L6">
        <text:list-item>
          <text:p text:style-name="P20">Los emigrantes de los EEUU son héroes porque emigran para ganar dinero, y para que sus familias tienen una vida mejor. Pero también son héroes porque luchan para que el sueño americano que es un mito no sea más un mito. 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09:18:44.024000000</meta:creation-date>
    <dc:date>2019-05-19T15:12:11.717000000</dc:date>
    <meta:editing-duration>P1DT13H45M36S</meta:editing-duration>
    <meta:editing-cycles>9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39" meta:word-count="276" meta:character-count="1441" meta:non-whitespace-character-count="1207"/>
  </office:meta>
</office:document-meta>
</file>